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25.31mm"/>
    </style:style>
    <style:style style:name="co17" style:family="table-column">
      <style:table-column-properties fo:break-before="auto" style:column-width="26.41mm"/>
    </style:style>
    <style:style style:name="co18" style:family="table-column">
      <style:table-column-properties fo:break-before="auto" style:column-width="78.81mm"/>
    </style:style>
    <style:style style:name="co19" style:family="table-column">
      <style:table-column-properties fo:break-before="auto" style:column-width="46.13mm"/>
    </style:style>
    <style:style style:name="co20" style:family="table-column">
      <style:table-column-properties fo:break-before="auto" style:column-width="35.4mm"/>
    </style:style>
    <style:style style:name="co21" style:family="table-column">
      <style:table-column-properties fo:break-before="auto" style:column-width="66.71mm"/>
    </style:style>
    <style:style style:name="co22" style:family="table-column">
      <style:table-column-properties fo:break-before="auto" style:column-width="81.69mm"/>
    </style:style>
    <style:style style:name="co23" style:family="table-column">
      <style:table-column-properties fo:break-before="auto" style:column-width="80.73mm"/>
    </style:style>
    <style:style style:name="co24" style:family="table-column">
      <style:table-column-properties fo:break-before="auto" style:column-width="32.91mm"/>
    </style:style>
    <style:style style:name="co25" style:family="table-column">
      <style:table-column-properties fo:break-before="auto" style:column-width="83.93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14.27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2.33mm" fo:break-before="auto" style:use-optimal-row-height="false"/>
    </style:style>
    <style:style style:name="ro10" style:family="table-row">
      <style:table-row-properties style:row-height="9.15mm" fo:break-before="auto" style:use-optimal-row-height="false"/>
    </style:style>
    <style:style style:name="ro11" style:family="table-row">
      <style:table-row-properties style:row-height="7.74mm" fo:break-before="auto" style:use-optimal-row-height="false"/>
    </style:style>
    <style:style style:name="ro12" style:family="table-row">
      <style:table-row-properties style:row-height="10.57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9.86mm" fo:break-before="auto" style:use-optimal-row-height="false"/>
    </style:style>
    <style:style style:name="ro15" style:family="table-row">
      <style:table-row-properties style:row-height="8.1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7.13mm" fo:break-before="auto" style:use-optimal-row-height="false"/>
    </style:style>
    <style:style style:name="ro18" style:family="table-row">
      <style:table-row-properties style:row-height="9.24mm" fo:break-before="auto" style:use-optimal-row-height="false"/>
    </style:style>
    <style:style style:name="ro19" style:family="table-row">
      <style:table-row-properties style:row-height="13.04mm" fo:break-before="auto" style:use-optimal-row-height="false"/>
    </style:style>
    <style:style style:name="ro20" style:family="table-row">
      <style:table-row-properties style:row-height="9.51mm" fo:break-before="auto" style:use-optimal-row-height="false"/>
    </style:style>
    <style:style style:name="ro21" style:family="table-row">
      <style:table-row-properties style:row-height="8.71mm" fo:break-before="auto" style:use-optimal-row-height="false"/>
    </style:style>
    <style:style style:name="ro22" style:family="table-row">
      <style:table-row-properties style:row-height="9.77mm" fo:break-before="auto" style:use-optimal-row-height="false"/>
    </style:style>
    <style:style style:name="ro23" style:family="table-row">
      <style:table-row-properties style:row-height="6.86mm" fo:break-before="auto" style:use-optimal-row-height="false"/>
    </style:style>
    <style:style style:name="ro24" style:family="table-row">
      <style:table-row-properties style:row-height="12.95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27" style:family="table-row">
      <style:table-row-properties style:row-height="9.75mm" fo:break-before="auto" style:use-optimal-row-height="false"/>
    </style:style>
    <style:style style:name="ro28" style:family="table-row">
      <style:table-row-properties style:row-height="12.42mm" fo:break-before="auto" style:use-optimal-row-height="true"/>
    </style:style>
    <style:style style:name="ro29" style:family="table-row">
      <style:table-row-properties style:row-height="11.09mm" fo:break-before="auto" style:use-optimal-row-height="false"/>
    </style:style>
    <style:style style:name="ro30" style:family="table-row">
      <style:table-row-properties style:row-height="9.01mm" fo:break-before="auto" style:use-optimal-row-height="false"/>
    </style:style>
    <style:style style:name="ro31" style:family="table-row">
      <style:table-row-properties style:row-height="15.24mm" fo:break-before="auto" style:use-optimal-row-height="false"/>
    </style:style>
    <style:style style:name="ro32" style:family="table-row">
      <style:table-row-properties style:row-height="7.14mm" fo:break-before="auto" style:use-optimal-row-height="fals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13.74mm" fo:break-before="auto" style:use-optimal-row-height="fals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7.69mm" fo:break-before="auto" style:use-optimal-row-height="false"/>
    </style:style>
    <style:style style:name="ro37" style:family="table-row">
      <style:table-row-properties style:row-height="10.71mm" fo:break-before="auto" style:use-optimal-row-height="false"/>
    </style:style>
    <style:style style:name="ro38" style:family="table-row">
      <style:table-row-properties style:row-height="6.51mm" fo:break-before="auto" style:use-optimal-row-height="false"/>
    </style:style>
    <style:style style:name="ro39" style:family="table-row">
      <style:table-row-properties style:row-height="14.8mm" fo:break-before="auto" style:use-optimal-row-height="false"/>
    </style:style>
    <style:style style:name="ro40" style:family="table-row">
      <style:table-row-properties style:row-height="15.86mm" fo:break-before="auto" style:use-optimal-row-height="false"/>
    </style:style>
    <style:style style:name="ro41" style:family="table-row">
      <style:table-row-properties style:row-height="9.95mm" fo:break-before="auto" style:use-optimal-row-height="false"/>
    </style:style>
    <style:style style:name="ro42" style:family="table-row">
      <style:table-row-properties style:row-height="7.27mm" fo:break-before="auto" style:use-optimal-row-height="false"/>
    </style:style>
    <style:style style:name="ro43" style:family="table-row">
      <style:table-row-properties style:row-height="10.04mm" fo:break-before="auto" style:use-optimal-row-height="false"/>
    </style:style>
    <style:style style:name="ro44" style:family="table-row">
      <style:table-row-properties style:row-height="8.93mm" fo:break-before="auto" style:use-optimal-row-height="false"/>
    </style:style>
    <style:style style:name="ro45" style:family="table-row">
      <style:table-row-properties style:row-height="14.22mm" fo:break-before="auto" style:use-optimal-row-height="false"/>
    </style:style>
    <style:style style:name="ro46" style:family="table-row">
      <style:table-row-properties style:row-height="11.24mm" fo:break-before="auto" style:use-optimal-row-height="false"/>
    </style:style>
    <style:style style:name="ro47" style:family="table-row">
      <style:table-row-properties style:row-height="12.14mm" fo:break-before="auto" style:use-optimal-row-height="false"/>
    </style:style>
    <style:style style:name="ro48" style:family="table-row">
      <style:table-row-properties style:row-height="9.33mm" fo:break-before="auto" style:use-optimal-row-height="false"/>
    </style:style>
    <style:style style:name="ro49" style:family="table-row">
      <style:table-row-properties style:row-height="7.46mm" fo:break-before="auto" style:use-optimal-row-height="false"/>
    </style:style>
    <style:style style:name="ro50" style:family="table-row">
      <style:table-row-properties style:row-height="8.06mm" fo:break-before="auto" style:use-optimal-row-height="true"/>
    </style:style>
    <style:style style:name="ro51" style:family="table-row">
      <style:table-row-properties style:row-height="12.42mm" fo:break-before="auto" style:use-optimal-row-height="false"/>
    </style:style>
    <style:style style:name="ro52" style:family="table-row">
      <style:table-row-properties style:row-height="12.68mm" fo:break-before="auto" style:use-optimal-row-height="false"/>
    </style:style>
    <style:style style:name="ro53" style:family="table-row">
      <style:table-row-properties style:row-height="5.01mm" fo:break-before="auto" style:use-optimal-row-height="false"/>
    </style:style>
    <style:style style:name="ro54" style:family="table-row">
      <style:table-row-properties style:row-height="4.5mm" fo:break-before="auto" style:use-optimal-row-height="false"/>
    </style:style>
    <style:style style:name="ro55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8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39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5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5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/>
    <style:style style:name="ce57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5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6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6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6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8"/>
      <style:map style:condition="cell-content()=&quot;ok&quot;" style:apply-style-name="Untitled1" style:base-cell-address="Ponto.F8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9"/>
      <style:map style:condition="cell-content()=&quot;ok&quot;" style:apply-style-name="Untitled1" style:base-cell-address="Ponto.F9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1"/>
      <style:map style:condition="cell-content()=&quot;ok&quot;" style:apply-style-name="Untitled1" style:base-cell-address="Ponto.F11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7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7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7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7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5"/>
      <style:map style:condition="cell-content()=&quot;ok&quot;" style:apply-style-name="Untitled1" style:base-cell-address="'Contra Cheque'.F5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6"/>
      <style:map style:condition="cell-content()=&quot;ok&quot;" style:apply-style-name="Untitled1" style:base-cell-address="'Contra Cheque'.F6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7"/>
      <style:map style:condition="cell-content()=&quot;ok&quot;" style:apply-style-name="Untitled1" style:base-cell-address="'Contra Cheque'.F7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8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8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8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8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8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8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8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8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8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8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9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9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2"/>
      <style:map style:condition="cell-content()=&quot;ok&quot;" style:apply-style-name="Untitled1" style:base-cell-address="Mensageiro.F2"/>
    </style:style>
    <style:style style:name="ce9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3"/>
      <style:map style:condition="cell-content()=&quot;ok&quot;" style:apply-style-name="Untitled1" style:base-cell-address="Mensageiro.F3"/>
    </style:style>
    <style:style style:name="ce9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4"/>
      <style:map style:condition="cell-content()=&quot;ok&quot;" style:apply-style-name="Untitled1" style:base-cell-address="Mensageiro.F4"/>
    </style:style>
    <style:style style:name="ce9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5"/>
      <style:map style:condition="cell-content()=&quot;ok&quot;" style:apply-style-name="Untitled1" style:base-cell-address="Mensageiro.F5"/>
    </style:style>
    <style:style style:name="ce9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6"/>
      <style:map style:condition="cell-content()=&quot;ok&quot;" style:apply-style-name="Untitled1" style:base-cell-address="Mensageiro.F6"/>
    </style:style>
    <style:style style:name="ce9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7"/>
      <style:map style:condition="cell-content()=&quot;ok&quot;" style:apply-style-name="Untitled1" style:base-cell-address="Mensageiro.F7"/>
    </style:style>
    <style:style style:name="ce9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8"/>
      <style:map style:condition="cell-content()=&quot;ok&quot;" style:apply-style-name="Untitled1" style:base-cell-address="Mensageiro.F8"/>
    </style:style>
    <style:style style:name="ce98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10"/>
    <style:style style:name="ce101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38"/>
        <table:table-column table:style-name="co1" table:default-cell-style-name="ce4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39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ce12"/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3" office:value-type="string" calcext:value-type="string">
            <text:p>ok</text:p>
          </table:table-cell>
          <table:table-cell table:style-name="ce40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ce14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40"/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6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ce17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8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ce19"/>
          <table:table-cell table:style-name="ce40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ce21"/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Não é possível</text:p>
          </table:table-cell>
          <table:table-cell table:style-name="ce22"/>
          <table:table-cell table:style-name="ce40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ce23"/>
          <table:table-cell table:style-name="ce40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24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ce25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26" office:value-type="string" calcext:value-type="string">
            <text:p>ok</text:p>
          </table:table-cell>
          <table:table-cell table:style-name="ce40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27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8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9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30" office:value-type="string" calcext:value-type="string">
            <text:p>ok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ce31"/>
          <table:table-cell table:style-name="ce40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ce32" office:value-type="string" calcext:value-type="string">
            <text:p>ok</text:p>
          </table:table-cell>
          <table:table-cell table:style-name="ce40" office:value-type="string" calcext:value-type="string">
            <text:p>53752313870,02535568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 office:value-type="string" calcext:value-type="string">
            <text:p>Não é possível</text:p>
          </table:table-cell>
          <table:table-cell table:style-name="ce33"/>
          <table:table-cell table:style-name="ce40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 office:value-type="string" calcext:value-type="string">
            <text:p>Não é possível</text:p>
          </table:table-cell>
          <table:table-cell table:style-name="ce34"/>
          <table:table-cell table:style-name="ce41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Minimizar app na tela de recuperação de senha após o cpf ter sido verificad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35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2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2" office:value-type="string" calcext:value-type="string">
            <text:p>Minimizar app na tela de recuperação de senha na tela de carregament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37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5:Login.E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E26:Login.E26">
            <calcext:condition calcext:apply-style-name="Untitled2" calcext:value="=&quot;x&quot;" calcext:base-cell-address="Login.E26"/>
            <calcext:condition calcext:apply-style-name="Untitled1" calcext:value="=&quot;ok&quot;" calcext:base-cell-address="Login.E26"/>
          </calcext:conditional-format>
          <calcext:conditional-format calcext:target-range-address="Login.E27:Login.E27">
            <calcext:condition calcext:apply-style-name="Untitled2" calcext:value="=&quot;x&quot;" calcext:base-cell-address="Login.E27"/>
            <calcext:condition calcext:apply-style-name="Untitled1" calcext:value="=&quot;ok&quot;" calcext:base-cell-address="Login.E27"/>
          </calcext:conditional-format>
          <calcext:conditional-format calcext:target-range-address="Login.E28:Login.E28">
            <calcext:condition calcext:apply-style-name="Untitled2" calcext:value="=&quot;x&quot;" calcext:base-cell-address="Login.E28"/>
            <calcext:condition calcext:apply-style-name="Untitled1" calcext:value="=&quot;ok&quot;" calcext:base-cell-address="Login.E28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8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51"/>
          <table:table-cell table:number-columns-repeated="3"/>
        </table:table-row>
        <table:table-row table:style-name="ro9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47" office:value-type="string" calcext:value-type="string">
            <text:p>ok</text:p>
          </table:table-cell>
          <table:table-cell table:style-name="ce52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48" office:value-type="string" calcext:value-type="string">
            <text:p>ok</text:p>
          </table:table-cell>
          <table:table-cell table:style-name="ce53" office:value-type="string" calcext:value-type="string">
            <text:p>Aparece o campo Endereço em </text:p>
            <text:p>branco.</text:p>
          </table:table-cell>
          <table:table-cell table:style-name="ce55" office:value-type="string" calcext:value-type="string">
            <text:p>1530880521, Empresa F</text:p>
          </table:table-cell>
          <table:table-cell table:number-columns-repeated="2"/>
        </table:table-row>
        <table:table-row table:style-name="ro11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2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 table:style-name="ce50" office:value-type="string" calcext:value-type="string">
            <text:p>ok</text:p>
          </table:table-cell>
          <table:table-cell table:style-name="ce53" office:value-type="string" calcext:value-type="string">
            <text:p>Checagem feita com 2 logins</text:p>
          </table:table-cell>
          <table:table-cell table:style-name="ce43"/>
          <table:table-cell table:number-columns-repeated="2"/>
        </table:table-row>
        <table:table-row table:style-name="ro13">
          <table:table-cell table:style-name="ce44" table:number-columns-repeated="2"/>
          <table:table-cell table:style-name="ce45"/>
          <table:table-cell table:style-name="ce46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3"/>
          <table:table-cell table:style-name="ce43" table:number-columns-repeated="2"/>
        </table:table-row>
        <table:table-row table:style-name="ro25">
          <table:table-cell table:style-name="ce44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4:Perfil.E4">
            <calcext:condition calcext:apply-style-name="Untitled2" calcext:value="=&quot;x&quot;" calcext:base-cell-address="Perfil.E4"/>
            <calcext:condition calcext:apply-style-name="Untitled1" calcext:value="=&quot;ok&quot;" calcext:base-cell-address="Perfil.E4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6"/>
        <table:table-column table:style-name="co8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  <table:table-cell/>
        </table:table-row>
        <table:table-row table:style-name="ro27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0717420345</text:p>
          </table:table-cell>
          <table:table-cell table:style-name="ce58" office:value-type="string" calcext:value-type="string">
            <text:p>ok</text:p>
          </table:table-cell>
        </table:table-row>
        <table:table-row table:style-name="ro28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530880521, Empresa XPTO</text:p>
          </table:table-cell>
          <table:table-cell table:style-name="ce59" office:value-type="string" calcext:value-type="string">
            <text:p>ok</text:p>
          </table:table-cell>
        </table:table-row>
        <table:table-row table:style-name="ro29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57" office:value-type="string" calcext:value-type="string">
            <text:p>Englobado no teste 4</text:p>
          </table:table-cell>
          <table:table-cell table:style-name="ce60"/>
        </table:table-row>
        <table:table-row table:style-name="ro28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607344521</text:p>
          </table:table-cell>
          <table:table-cell table:style-name="ce61" office:value-type="string" calcext:value-type="string">
            <text:p>ok</text:p>
          </table:table-cell>
        </table:table-row>
        <table:table-row table:style-name="ro30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capturar localização</text:p>
          </table:table-cell>
          <table:table-cell table:style-name="ce4" office:value-type="string" calcext:value-type="string">
            <text:p>Achar a localização sem gerar um alerta de error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607344521</text:p>
          </table:table-cell>
          <table:table-cell table:style-name="ce62" office:value-type="string" calcext:value-type="string">
            <text:p>ok</text:p>
          </table:table-cell>
        </table:table-row>
        <table:table-row table:style-name="ro31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530880521, Empresa F</text:p>
          </table:table-cell>
          <table:table-cell table:style-name="ce63" office:value-type="string" calcext:value-type="string">
            <text:p>ok</text:p>
          </table:table-cell>
        </table:table-row>
        <table:table-row table:style-name="ro32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  <table:table-cell table:style-name="ce64"/>
        </table:table-row>
        <table:table-row table:style-name="ro33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  <table:table-cell table:style-name="ce65"/>
        </table:table-row>
        <table:table-row table:style-name="ro34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 office:value-type="string" calcext:value-type="string">
            <text:p>Achar o horário do ponto batido no espelho da matricula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530880521, Empresa Homologação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35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67" office:value-type="string" calcext:value-type="string">
            <text:p>ok</text:p>
          </table:table-cell>
        </table:table-row>
        <table:table-row table:style-name="ro13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530880521 , Empresa F(2)</text:p>
          </table:table-cell>
          <table:table-cell table:style-name="ce68" office:value-type="string" calcext:value-type="string">
            <text:p>ok</text:p>
          </table:table-cell>
        </table:table-row>
        <table:table-row table:style-name="ro32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0717420345</text:p>
          </table:table-cell>
          <table:table-cell table:style-name="ce69" office:value-type="string" calcext:value-type="string">
            <text:p>ok</text:p>
          </table:table-cell>
        </table:table-row>
        <table:table-row table:style-name="ro30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530880521</text:p>
          </table:table-cell>
          <table:table-cell table:style-name="ce70" office:value-type="string" calcext:value-type="string">
            <text:p>ok</text:p>
          </table:table-cell>
        </table:table-row>
        <table:table-row table:style-name="ro25" table:number-rows-repeated="1048561">
          <table:table-cell table:number-columns-repeated="6"/>
        </table:table-row>
        <table:table-row table:style-name="ro25">
          <table:table-cell table:number-columns-repeated="6"/>
        </table:table-row>
        <calcext:conditional-formats>
          <calcext:conditional-format calcext:target-range-address="Ponto.F2:Ponto.F2">
            <calcext:condition calcext:apply-style-name="Untitled2" calcext:value="=&quot;x&quot;" calcext:base-cell-address="Ponto.F2"/>
            <calcext:condition calcext:apply-style-name="Untitled1" calcext:value="=&quot;ok&quot;" calcext:base-cell-address="Ponto.F2"/>
          </calcext:conditional-format>
          <calcext:conditional-format calcext:target-range-address="Ponto.F3:Ponto.F3">
            <calcext:condition calcext:apply-style-name="Untitled2" calcext:value="=&quot;x&quot;" calcext:base-cell-address="Ponto.F3"/>
            <calcext:condition calcext:apply-style-name="Untitled1" calcext:value="=&quot;ok&quot;" calcext:base-cell-address="Ponto.F3"/>
          </calcext:conditional-format>
          <calcext:conditional-format calcext:target-range-address="Ponto.F4:Ponto.F4">
            <calcext:condition calcext:apply-style-name="Untitled2" calcext:value="=&quot;x&quot;" calcext:base-cell-address="Ponto.F4"/>
            <calcext:condition calcext:apply-style-name="Untitled1" calcext:value="=&quot;ok&quot;" calcext:base-cell-address="Ponto.F4"/>
          </calcext:conditional-format>
          <calcext:conditional-format calcext:target-range-address="Ponto.F6:Ponto.F6">
            <calcext:condition calcext:apply-style-name="Untitled2" calcext:value="=&quot;x&quot;" calcext:base-cell-address="Ponto.F6"/>
            <calcext:condition calcext:apply-style-name="Untitled1" calcext:value="=&quot;ok&quot;" calcext:base-cell-address="Ponto.F6"/>
          </calcext:conditional-format>
          <calcext:conditional-format calcext:target-range-address="Ponto.F7:Ponto.F7">
            <calcext:condition calcext:apply-style-name="Untitled2" calcext:value="=&quot;x&quot;" calcext:base-cell-address="Ponto.F7"/>
            <calcext:condition calcext:apply-style-name="Untitled1" calcext:value="=&quot;ok&quot;" calcext:base-cell-address="Ponto.F7"/>
          </calcext:conditional-format>
          <calcext:conditional-format calcext:target-range-address="Ponto.F8:Ponto.F8">
            <calcext:condition calcext:apply-style-name="Untitled2" calcext:value="=&quot;x&quot;" calcext:base-cell-address="Ponto.F8"/>
            <calcext:condition calcext:apply-style-name="Untitled1" calcext:value="=&quot;ok&quot;" calcext:base-cell-address="Ponto.F8"/>
          </calcext:conditional-format>
          <calcext:conditional-format calcext:target-range-address="Ponto.F9:Ponto.F9">
            <calcext:condition calcext:apply-style-name="Untitled2" calcext:value="=&quot;x&quot;" calcext:base-cell-address="Ponto.F9"/>
            <calcext:condition calcext:apply-style-name="Untitled1" calcext:value="=&quot;ok&quot;" calcext:base-cell-address="Ponto.F9"/>
          </calcext:conditional-format>
          <calcext:conditional-format calcext:target-range-address="Ponto.F10:Ponto.F10">
            <calcext:condition calcext:apply-style-name="Untitled2" calcext:value="=&quot;x&quot;" calcext:base-cell-address="Ponto.F10"/>
            <calcext:condition calcext:apply-style-name="Untitled1" calcext:value="=&quot;ok&quot;" calcext:base-cell-address="Ponto.F10"/>
          </calcext:conditional-format>
          <calcext:conditional-format calcext:target-range-address="Ponto.F11:Ponto.F11">
            <calcext:condition calcext:apply-style-name="Untitled2" calcext:value="=&quot;x&quot;" calcext:base-cell-address="Ponto.F11"/>
            <calcext:condition calcext:apply-style-name="Untitled1" calcext:value="=&quot;ok&quot;" calcext:base-cell-address="Ponto.F11"/>
          </calcext:conditional-format>
          <calcext:conditional-format calcext:target-range-address="Ponto.F12:Ponto.F12">
            <calcext:condition calcext:apply-style-name="Untitled2" calcext:value="=&quot;x&quot;" calcext:base-cell-address="Ponto.F12"/>
            <calcext:condition calcext:apply-style-name="Untitled1" calcext:value="=&quot;ok&quot;" calcext:base-cell-address="Ponto.F12"/>
          </calcext:conditional-format>
          <calcext:conditional-format calcext:target-range-address="Ponto.F13:Ponto.F13">
            <calcext:condition calcext:apply-style-name="Untitled2" calcext:value="=&quot;x&quot;" calcext:base-cell-address="Ponto.F13"/>
            <calcext:condition calcext:apply-style-name="Untitled1" calcext:value="=&quot;ok&quot;" calcext:base-cell-address="Ponto.F13"/>
          </calcext:conditional-format>
          <calcext:conditional-format calcext:target-range-address="Ponto.F14:Ponto.F14">
            <calcext:condition calcext:apply-style-name="Untitled2" calcext:value="=&quot;x&quot;" calcext:base-cell-address="Ponto.F14"/>
            <calcext:condition calcext:apply-style-name="Untitled1" calcext:value="=&quot;ok&quot;" calcext:base-cell-address="Ponto.F14"/>
          </calcext:conditional-format>
          <calcext:conditional-format calcext:target-range-address="Ponto.F5:Ponto.F5">
            <calcext:condition calcext:apply-style-name="Untitled2" calcext:value="=&quot;x&quot;" calcext:base-cell-address="Ponto.F5"/>
            <calcext:condition calcext:apply-style-name="Untitled1" calcext:value="=&quot;ok&quot;" calcext:base-cell-address="Ponto.F5"/>
          </calcext:conditional-format>
        </calcext:conditional-formats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6" table:default-cell-style-name="ce8"/>
        <table:table-column table:style-name="co15" table:number-columns-repeated="1018" table:default-cell-style-name="ce8"/>
        <table:table-row table:style-name="ro3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71" office:value-type="string" calcext:value-type="string">
            <text:p>ok</text:p>
          </table:table-cell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72" office:value-type="string" calcext:value-type="string">
            <text:p>ok</text:p>
          </table:table-cell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73" office:value-type="string" calcext:value-type="string">
            <text:p>ok</text:p>
          </table:table-cell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/>
          <table:table-cell table:style-name="ce74" office:value-type="string" calcext:value-type="string">
            <text:p>ok</text:p>
          </table:table-cell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/>
          <table:table-cell table:style-name="ce75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/>
          <table:table-cell table:style-name="ce76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/>
          <table:table-cell table:style-name="ce77" office:value-type="string" calcext:value-type="string">
            <text:p>ok</text:p>
          </table:table-cell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78" office:value-type="string" calcext:value-type="string">
            <text:p>ok</text:p>
          </table:table-cell>
          <table:table-cell table:number-columns-repeated="1018"/>
        </table:table-row>
        <table:table-row table:style-name="ro39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4" office:value-type="string" calcext:value-type="string">
            <text:p>Enviar folha e atualizar</text:p>
          </table:table-cell>
          <table:table-cell table:style-name="ce4" office:value-type="string" calcext:value-type="string">
            <text:p>Achar a folha enviada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79" office:value-type="string" calcext:value-type="string">
            <text:p>ok</text:p>
          </table:table-cell>
          <table:table-cell table:number-columns-repeated="1018"/>
        </table:table-row>
        <table:table-row table:style-name="ro40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01607344521</text:p>
          </table:table-cell>
          <table:table-cell table:style-name="ce80" office:value-type="string" calcext:value-type="string">
            <text:p>ok</text:p>
          </table:table-cell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81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57" office:value-type="string" calcext:value-type="string">
            <text:p>01607344521</text:p>
          </table:table-cell>
          <table:table-cell table:style-name="ce82" office:value-type="string" calcext:value-type="string">
            <text:p>ok</text:p>
          </table:table-cell>
          <table:table-cell table:number-columns-repeated="1018"/>
        </table:table-row>
        <table:table-row table:style-name="ro38" table:number-rows-repeated="1048562">
          <table:table-cell table:number-columns-repeated="1024"/>
        </table:table-row>
        <table:table-row table:style-name="ro38">
          <table:table-cell table:number-columns-repeated="1024"/>
        </table:table-row>
        <calcext:conditional-formats>
          <calcext:conditional-format calcext:target-range-address="'Contra Cheque'.F2:'Contra Cheque'.F2">
            <calcext:condition calcext:apply-style-name="Untitled2" calcext:value="=&quot;x&quot;" calcext:base-cell-address="'Contra Cheque'.F2"/>
            <calcext:condition calcext:apply-style-name="Untitled1" calcext:value="=&quot;ok&quot;" calcext:base-cell-address="'Contra Cheque'.F2"/>
          </calcext:conditional-format>
          <calcext:conditional-format calcext:target-range-address="'Contra Cheque'.F3:'Contra Cheque'.F3">
            <calcext:condition calcext:apply-style-name="Untitled2" calcext:value="=&quot;x&quot;" calcext:base-cell-address="'Contra Cheque'.F3"/>
            <calcext:condition calcext:apply-style-name="Untitled1" calcext:value="=&quot;ok&quot;" calcext:base-cell-address="'Contra Cheque'.F3"/>
          </calcext:conditional-format>
          <calcext:conditional-format calcext:target-range-address="'Contra Cheque'.F4:'Contra Cheque'.F4">
            <calcext:condition calcext:apply-style-name="Untitled2" calcext:value="=&quot;x&quot;" calcext:base-cell-address="'Contra Cheque'.F4"/>
            <calcext:condition calcext:apply-style-name="Untitled1" calcext:value="=&quot;ok&quot;" calcext:base-cell-address="'Contra Cheque'.F4"/>
          </calcext:conditional-format>
          <calcext:conditional-format calcext:target-range-address="'Contra Cheque'.F6:'Contra Cheque'.F6">
            <calcext:condition calcext:apply-style-name="Untitled2" calcext:value="=&quot;x&quot;" calcext:base-cell-address="'Contra Cheque'.F6"/>
            <calcext:condition calcext:apply-style-name="Untitled1" calcext:value="=&quot;ok&quot;" calcext:base-cell-address="'Contra Cheque'.F6"/>
          </calcext:conditional-format>
          <calcext:conditional-format calcext:target-range-address="'Contra Cheque'.F7:'Contra Cheque'.F7">
            <calcext:condition calcext:apply-style-name="Untitled2" calcext:value="=&quot;x&quot;" calcext:base-cell-address="'Contra Cheque'.F7"/>
            <calcext:condition calcext:apply-style-name="Untitled1" calcext:value="=&quot;ok&quot;" calcext:base-cell-address="'Contra Cheque'.F7"/>
          </calcext:conditional-format>
          <calcext:conditional-format calcext:target-range-address="'Contra Cheque'.F8:'Contra Cheque'.F8">
            <calcext:condition calcext:apply-style-name="Untitled2" calcext:value="=&quot;x&quot;" calcext:base-cell-address="'Contra Cheque'.F8"/>
            <calcext:condition calcext:apply-style-name="Untitled1" calcext:value="=&quot;ok&quot;" calcext:base-cell-address="'Contra Cheque'.F8"/>
          </calcext:conditional-format>
          <calcext:conditional-format calcext:target-range-address="'Contra Cheque'.F9:'Contra Cheque'.F9">
            <calcext:condition calcext:apply-style-name="Untitled2" calcext:value="=&quot;x&quot;" calcext:base-cell-address="'Contra Cheque'.F9"/>
            <calcext:condition calcext:apply-style-name="Untitled1" calcext:value="=&quot;ok&quot;" calcext:base-cell-address="'Contra Cheque'.F9"/>
          </calcext:conditional-format>
          <calcext:conditional-format calcext:target-range-address="'Contra Cheque'.F10:'Contra Cheque'.F10">
            <calcext:condition calcext:apply-style-name="Untitled2" calcext:value="=&quot;x&quot;" calcext:base-cell-address="'Contra Cheque'.F10"/>
            <calcext:condition calcext:apply-style-name="Untitled1" calcext:value="=&quot;ok&quot;" calcext:base-cell-address="'Contra Cheque'.F10"/>
          </calcext:conditional-format>
          <calcext:conditional-format calcext:target-range-address="'Contra Cheque'.F11:'Contra Cheque'.F11">
            <calcext:condition calcext:apply-style-name="Untitled2" calcext:value="=&quot;x&quot;" calcext:base-cell-address="'Contra Cheque'.F11"/>
            <calcext:condition calcext:apply-style-name="Untitled1" calcext:value="=&quot;ok&quot;" calcext:base-cell-address="'Contra Cheque'.F11"/>
          </calcext:conditional-format>
          <calcext:conditional-format calcext:target-range-address="'Contra Cheque'.F12:'Contra Cheque'.F12">
            <calcext:condition calcext:apply-style-name="Untitled2" calcext:value="=&quot;x&quot;" calcext:base-cell-address="'Contra Cheque'.F12"/>
            <calcext:condition calcext:apply-style-name="Untitled1" calcext:value="=&quot;ok&quot;" calcext:base-cell-address="'Contra Cheque'.F12"/>
          </calcext:conditional-format>
          <calcext:conditional-format calcext:target-range-address="'Contra Cheque'.F13:'Contra Cheque'.F13">
            <calcext:condition calcext:apply-style-name="Untitled2" calcext:value="=&quot;x&quot;" calcext:base-cell-address="'Contra Cheque'.F13"/>
            <calcext:condition calcext:apply-style-name="Untitled1" calcext:value="=&quot;ok&quot;" calcext:base-cell-address="'Contra Cheque'.F13"/>
          </calcext:conditional-format>
          <calcext:conditional-format calcext:target-range-address="'Contra Cheque'.F5:'Contra Cheque'.F5">
            <calcext:condition calcext:apply-style-name="Untitled2" calcext:value="=&quot;x&quot;" calcext:base-cell-address="'Contra Cheque'.F5"/>
            <calcext:condition calcext:apply-style-name="Untitled1" calcext:value="=&quot;ok&quot;" calcext:base-cell-address="'Contra Cheque'.F5"/>
          </calcext:conditional-format>
        </calcext:conditional-formats>
      </table:table>
      <table:table table:name="Férias" table:style-name="ta1">
        <table:table-column table:style-name="co15" table:number-columns-repeated="4" table:default-cell-style-name="ce2"/>
        <table:table-column table:style-name="co17" table:default-cell-style-name="Default"/>
        <table:table-column table:style-name="co15" table:number-columns-repeated="1019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2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83" office:value-type="string" calcext:value-type="string">
            <text:p>ok</text:p>
          </table:table-cell>
          <table:table-cell table:number-columns-repeated="1019"/>
        </table:table-row>
        <table:table-row table:style-name="ro43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84" office:value-type="string" calcext:value-type="string">
            <text:p>ok</text:p>
          </table:table-cell>
          <table:table-cell table:number-columns-repeated="1019"/>
        </table:table-row>
        <table:table-row table:style-name="ro44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style-name="ce85" office:value-type="string" calcext:value-type="string">
            <text:p>ok</text:p>
          </table:table-cell>
          <table:table-cell table:number-columns-repeated="1019"/>
        </table:table-row>
        <table:table-row table:style-name="ro20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86" office:value-type="string" calcext:value-type="string">
            <text:p>ok</text:p>
          </table:table-cell>
          <table:table-cell table:number-columns-repeated="1019"/>
        </table:table-row>
        <table:table-row table:style-name="ro45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87"/>
          <table:table-cell table:number-columns-repeated="1019"/>
        </table:table-row>
        <table:table-row table:style-name="ro46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88"/>
          <table:table-cell table:number-columns-repeated="1019"/>
        </table:table-row>
        <table:table-row table:style-name="ro18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89" office:value-type="string" calcext:value-type="string">
            <text:p>ok</text:p>
          </table:table-cell>
          <table:table-cell table:number-columns-repeated="1019"/>
        </table:table-row>
        <table:table-row table:style-name="ro20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90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5:Férias.E5">
            <calcext:condition calcext:apply-style-name="Untitled2" calcext:value="=&quot;x&quot;" calcext:base-cell-address="Férias.E5"/>
            <calcext:condition calcext:apply-style-name="Untitled1" calcext:value="=&quot;ok&quot;" calcext:base-cell-address="Férias.E5"/>
          </calcext:conditional-format>
          <calcext:conditional-format calcext:target-range-address="Férias.E6:Férias.E6">
            <calcext:condition calcext:apply-style-name="Untitled2" calcext:value="=&quot;x&quot;" calcext:base-cell-address="Férias.E6"/>
            <calcext:condition calcext:apply-style-name="Untitled1" calcext:value="=&quot;ok&quot;" calcext:base-cell-address="Férias.E6"/>
          </calcext:conditional-format>
          <calcext:conditional-format calcext:target-range-address="Férias.E7:Férias.E7">
            <calcext:condition calcext:apply-style-name="Untitled2" calcext:value="=&quot;x&quot;" calcext:base-cell-address="Férias.E7"/>
            <calcext:condition calcext:apply-style-name="Untitled1" calcext:value="=&quot;ok&quot;" calcext:base-cell-address="Férias.E7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Default"/>
        <table:table-column table:style-name="co8" table:number-columns-repeated="2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3"/>
        </table:table-row>
        <table:table-row table:style-name="ro47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ce91" office:value-type="string" calcext:value-type="string">
            <text:p>ok</text:p>
          </table:table-cell>
          <table:table-cell/>
        </table:table-row>
        <table:table-row table:style-name="ro48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Não é possível.</text:p>
          </table:table-cell>
          <table:table-cell/>
          <table:table-cell table:style-name="ce92"/>
          <table:table-cell/>
        </table:table-row>
        <table:table-row table:style-name="ro49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  <table:table-cell table:style-name="ce93" office:value-type="string" calcext:value-type="string">
            <text:p>ok</text:p>
          </table:table-cell>
          <table:table-cell office:value-type="string" calcext:value-type="string">
            <text:p>A mensagem não é apagada no Dynamo.</text:p>
          </table:table-cell>
        </table:table-row>
        <table:table-row table:style-name="ro35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  <table:table-cell table:style-name="ce94" office:value-type="string" calcext:value-type="string">
            <text:p>ok</text:p>
          </table:table-cell>
          <table:table-cell/>
        </table:table-row>
        <table:table-row table:style-name="ro49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95"/>
          <table:table-cell/>
        </table:table-row>
        <table:table-row table:style-name="ro32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4" office:value-type="string" calcext:value-type="string">
            <text:p>Achar a folha enviada.</text:p>
          </table:table-cell>
          <table:table-cell office:value-type="string" calcext:value-type="string">
            <text:p>Não implementado.</text:p>
          </table:table-cell>
          <table:table-cell/>
          <table:table-cell table:style-name="ce96"/>
          <table:table-cell/>
        </table:table-row>
        <table:table-row table:style-name="ro35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  <table:table-cell table:style-name="ce97" office:value-type="string" calcext:value-type="string">
            <text:p>ok</text:p>
          </table:table-cell>
          <table:table-cell/>
        </table:table-row>
        <table:table-row table:style-name="ro18">
          <table:table-cell table:style-name="Default" table:number-columns-repeated="4"/>
          <table:table-cell table:number-columns-repeated="3"/>
        </table:table-row>
        <calcext:conditional-formats>
          <calcext:conditional-format calcext:target-range-address="Mensageiro.F2:Mensageiro.F2">
            <calcext:condition calcext:apply-style-name="Untitled2" calcext:value="=&quot;x&quot;" calcext:base-cell-address="Mensageiro.F2"/>
            <calcext:condition calcext:apply-style-name="Untitled1" calcext:value="=&quot;ok&quot;" calcext:base-cell-address="Mensageiro.F2"/>
          </calcext:conditional-format>
          <calcext:conditional-format calcext:target-range-address="Mensageiro.F3:Mensageiro.F3">
            <calcext:condition calcext:apply-style-name="Untitled2" calcext:value="=&quot;x&quot;" calcext:base-cell-address="Mensageiro.F3"/>
            <calcext:condition calcext:apply-style-name="Untitled1" calcext:value="=&quot;ok&quot;" calcext:base-cell-address="Mensageiro.F3"/>
          </calcext:conditional-format>
          <calcext:conditional-format calcext:target-range-address="Mensageiro.F4:Mensageiro.F4">
            <calcext:condition calcext:apply-style-name="Untitled2" calcext:value="=&quot;x&quot;" calcext:base-cell-address="Mensageiro.F4"/>
            <calcext:condition calcext:apply-style-name="Untitled1" calcext:value="=&quot;ok&quot;" calcext:base-cell-address="Mensageiro.F4"/>
          </calcext:conditional-format>
          <calcext:conditional-format calcext:target-range-address="Mensageiro.F5:Mensageiro.F5">
            <calcext:condition calcext:apply-style-name="Untitled2" calcext:value="=&quot;x&quot;" calcext:base-cell-address="Mensageiro.F5"/>
            <calcext:condition calcext:apply-style-name="Untitled1" calcext:value="=&quot;ok&quot;" calcext:base-cell-address="Mensageiro.F5"/>
          </calcext:conditional-format>
          <calcext:conditional-format calcext:target-range-address="Mensageiro.F6:Mensageiro.F6">
            <calcext:condition calcext:apply-style-name="Untitled2" calcext:value="=&quot;x&quot;" calcext:base-cell-address="Mensageiro.F6"/>
            <calcext:condition calcext:apply-style-name="Untitled1" calcext:value="=&quot;ok&quot;" calcext:base-cell-address="Mensageiro.F6"/>
          </calcext:conditional-format>
          <calcext:conditional-format calcext:target-range-address="Mensageiro.F7:Mensageiro.F7">
            <calcext:condition calcext:apply-style-name="Untitled2" calcext:value="=&quot;x&quot;" calcext:base-cell-address="Mensageiro.F7"/>
            <calcext:condition calcext:apply-style-name="Untitled1" calcext:value="=&quot;ok&quot;" calcext:base-cell-address="Mensageiro.F7"/>
          </calcext:conditional-format>
          <calcext:conditional-format calcext:target-range-address="Mensageiro.F8:Mensageiro.F8">
            <calcext:condition calcext:apply-style-name="Untitled2" calcext:value="=&quot;x&quot;" calcext:base-cell-address="Mensageiro.F8"/>
            <calcext:condition calcext:apply-style-name="Untitled1" calcext:value="=&quot;ok&quot;" calcext:base-cell-address="Mensageiro.F8"/>
          </calcext:conditional-format>
        </calcext:conditional-formats>
      </table:table>
      <table:table table:name="Problemas" table:style-name="ta1">
        <table:table-column table:style-name="co21" table:default-cell-style-name="ce8"/>
        <table:table-column table:style-name="co22" table:default-cell-style-name="ce8"/>
        <table:table-column table:style-name="co21" table:default-cell-style-name="ce8"/>
        <table:table-column table:style-name="co23" table:default-cell-style-name="ce8"/>
        <table:table-column table:style-name="co8" table:number-columns-repeated="1020" table:default-cell-style-name="ce8"/>
        <table:table-row table:style-name="ro26">
          <table:table-cell table:style-name="ce98" office:value-type="string" calcext:value-type="string">
            <text:p>ROTINA</text:p>
          </table:table-cell>
          <table:table-cell table:style-name="ce98" office:value-type="string" calcext:value-type="string">
            <text:p>ESPERADO</text:p>
          </table:table-cell>
          <table:table-cell table:style-name="ce98" office:value-type="string" calcext:value-type="string">
            <text:p>REAL</text:p>
          </table:table-cell>
          <table:table-cell table:style-name="ce98" office:value-type="string" calcext:value-type="string">
            <text:p>COMENTÁRIOS</text:p>
          </table:table-cell>
          <table:table-cell table:number-columns-repeated="1020"/>
        </table:table-row>
        <table:table-row table:style-name="ro50">
          <table:table-cell table:style-name="ce2" office:value-type="string" calcext:value-type="string">
            <text:p>Teste 6, Login</text:p>
          </table:table-cell>
          <table:table-cell table:style-name="ce2" office:value-type="string" calcext:value-type="string">
            <text:p>Exibir mensagem: "CPF ou senha incorretos"</text:p>
          </table:table-cell>
          <table:table-cell table:style-name="ce2" office:value-type="string" calcext:value-type="string">
            <text:p>Exibe a <text:s/>mensagem: "CPF ou senhas incorretos"</text:p>
          </table:table-cell>
          <table:table-cell table:style-name="ce2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51">
          <table:table-cell table:style-name="ce2" office:value-type="string" calcext:value-type="string">
            <text:p>Teste 1, Contra Cheque</text:p>
          </table:table-cell>
          <table:table-cell table:style-name="ce2" office:value-type="string" calcext:value-type="string">
            <text:p>Exibir a imagem de empty state quando não houver folha.</text:p>
          </table:table-cell>
          <table:table-cell table:style-name="ce2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52">
          <table:table-cell table:style-name="ce2" office:value-type="string" calcext:value-type="string">
            <text:p>Teste 3, Mensageiro</text:p>
          </table:table-cell>
          <table:table-cell table:style-name="ce2" office:value-type="string" calcext:value-type="string">
            <text:p>A Mensagem deve ser apagada.</text:p>
          </table:table-cell>
          <table:table-cell table:style-name="ce2" office:value-type="string" calcext:value-type="string">
            <text:p>A mensagem só é apagada localmente. Ao limpar o cache, a mensagem, anteriormente apagada, aparece novamente.</text:p>
          </table:table-cell>
          <table:table-cell table:style-name="ce2" office:value-type="string" calcext:value-type="string">
            <text:p>A função de apagar mensagem não está prevista no desenvolvimento AWS.</text:p>
          </table:table-cell>
          <table:table-cell table:number-columns-repeated="1020"/>
        </table:table-row>
        <table:table-row table:style-name="ro53">
          <table:table-cell table:style-name="Default" table:number-columns-repeated="4"/>
          <table:table-cell table:number-columns-repeated="1020"/>
        </table:table-row>
        <table:table-row table:style-name="ro54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4" table:default-cell-style-name="ce100"/>
        <table:table-column table:style-name="co25" table:default-cell-style-name="ce103"/>
        <table:table-column table:style-name="co8" table:default-cell-style-name="Default"/>
        <table:table-column table:style-name="co26" table:default-cell-style-name="Default"/>
        <table:table-row table:style-name="ro26">
          <table:table-cell table:style-name="ce98" office:value-type="string" calcext:value-type="string">
            <text:p>CPF</text:p>
          </table:table-cell>
          <table:table-cell table:style-name="ce101" office:value-type="string" calcext:value-type="string">
            <text:p>Matrículas</text:p>
          </table:table-cell>
          <table:table-cell table:style-name="ce43" table:number-columns-repeated="2"/>
        </table:table-row>
        <table:table-row table:style-name="ro33">
          <table:table-cell table:style-name="ce99" office:value-type="float" office:value="1607344521" calcext:value-type="float">
            <text:p>01607344521</text:p>
          </table:table-cell>
          <table:table-cell table:style-name="ce102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99" office:value-type="float" office:value="51858550530" calcext:value-type="float">
            <text:p>51858550530</text:p>
          </table:table-cell>
          <table:table-cell table:style-name="ce102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5">
          <table:table-cell table:style-name="ce99"/>
          <table:table-cell table:style-name="ce102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99" office:value-type="float" office:value="1530880521" calcext:value-type="float" table:number-columns-spanned="1" table:number-rows-spanned="2">
            <text:p>01530880521</text:p>
          </table:table-cell>
          <table:table-cell table:style-name="ce102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99"/>
          <table:table-cell table:style-name="ce102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99" office:value-type="float" office:value="2607014590" calcext:value-type="float" table:number-columns-spanned="1" table:number-rows-spanned="2">
            <text:p>02607014590</text:p>
          </table:table-cell>
          <table:table-cell table:style-name="ce102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99"/>
          <table:table-cell table:style-name="ce102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99" office:value-type="float" office:value="1846903580" calcext:value-type="float" table:number-columns-spanned="1" table:number-rows-spanned="2">
            <text:p>01846903580</text:p>
          </table:table-cell>
          <table:table-cell table:style-name="ce102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99"/>
          <table:table-cell table:style-name="ce102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99" office:value-type="float" office:value="2800413573" calcext:value-type="float" table:number-columns-spanned="1" table:number-rows-spanned="2">
            <text:p>02800413573</text:p>
          </table:table-cell>
          <table:table-cell table:style-name="ce102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99"/>
          <table:table-cell table:style-name="ce102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99" office:value-type="float" office:value="21839086025" calcext:value-type="float">
            <text:p>21839086025</text:p>
          </table:table-cell>
          <table:table-cell table:style-name="ce102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20" table:default-cell-style-name="Default"/>
        <table:table-column table:style-name="co27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46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09:30:52.445754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6H14M49S</meta:editing-duration>
    <meta:editing-cycles>25</meta:editing-cycles>
    <dc:date>2019-04-10T10:58:34.561881255</dc:date>
    <meta:document-statistic meta:table-count="9" meta:cell-count="416" meta:object-count="0"/>
  </office:meta>
</office:document-meta>
</file>